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97043" officeooo:paragraph-rsid="00097043"/>
    </style:style>
    <style:style style:name="P2" style:family="paragraph" style:parent-style-name="Preformatted_20_Text">
      <style:text-properties fo:font-size="20pt" fo:font-style="italic" style:text-underline-style="solid" style:text-underline-width="auto" style:text-underline-color="font-color" officeooo:rsid="00097043" officeooo:paragraph-rsid="00097043" style:font-size-asian="20pt" style:font-style-asian="italic" style:font-size-complex="20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3/09/2018 <text:s/>MEMO-ALI :</text:p>
      <text:p text:style-name="P1"/>
      <text:p text:style-name="P1">1. Enclencher le MULTIECRANS avec UBUNTU</text:p>
      <text:p text:style-name="P1"><text:tab/><text:tab/>TERMINAL</text:p>
      <text:p text:style-name="P1"><text:tab/><text:tab/>xrandr --output VGA-0 --pos 1440x0 --mode 1280x1024 --rate 60</text:p>
      <text:p text:style-name="P1"><text:tab/>Voir aussi </text:p>
      <text:p text:style-name="P1"><text:tab/><text:tab/>xrandr</text:p>
      <text:p text:style-name="P1"><text:tab/><text:tab/><text:tab/>VGA-0 connected 1440x900+0+0 (normal left inverted right x axis y axis) 338mm x 270mm</text:p>
      <text:p text:style-name="P1"><text:s text:c="3"/>1280x1024 <text:s text:c="5"/>60.0 + <text:s text:c="2"/>75.0 <text:s/></text:p>
      <text:p text:style-name="P1"><text:s text:c="3"/>1024x768 <text:s text:c="6"/>75.1 <text:s text:c="4"/>60.0 <text:s/></text:p>
      <text:p text:style-name="P1"><text:s text:c="3"/>800x600 <text:s text:c="7"/>75.0 <text:s text:c="4"/>60.3 <text:s/></text:p>
      <text:p text:style-name="P1"><text:s text:c="3"/>640x480 <text:s text:c="7"/>75.0 <text:s text:c="4"/>60.0 <text:s/></text:p>
      <text:p text:style-name="P1"><text:s text:c="3"/>720x400 <text:s text:c="7"/>70.1 <text:s/></text:p>
      <text:p text:style-name="P1">LVDS connected primary 1440x900+0+0 (normal left inverted right x axis y axis) 0mm x 0mm</text:p>
      <text:p text:style-name="P1"><text:s text:c="3"/>1440x900 <text:s text:c="6"/>60.0*+</text:p>
      <text:p text:style-name="P1"><text:s text:c="3"/>1280x854 <text:s text:c="6"/>59.9 <text:s/></text:p>
      <text:p text:style-name="P1"><text:s text:c="3"/>1280x800 <text:s text:c="6"/>59.8 <text:s/></text:p>
      <text:p text:style-name="P1"><text:s text:c="3"/>1280x720 <text:s text:c="6"/>59.9 <text:s/></text:p>
      <text:p text:style-name="P1"><text:s text:c="3"/>1152x768 <text:s text:c="6"/>59.8 <text:s/></text:p>
      <text:p text:style-name="P1"><text:s text:c="3"/>1024x768 <text:s text:c="6"/>59.9 <text:s/></text:p>
      <text:p text:style-name="P1"><text:s text:c="3"/>800x600 <text:s text:c="7"/>59.9 <text:s/></text:p>
      <text:p text:style-name="P1"><text:s text:c="3"/>848x480 <text:s text:c="7"/>59.7 <text:s/></text:p>
      <text:p text:style-name="P1"><text:s text:c="3"/>720x480 <text:s text:c="7"/>59.7 <text:s/></text:p>
      <text:p text:style-name="P1"><text:s text:c="3"/>640x480 <text:s text:c="7"/>59.4 <text:s/>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3T09:14:25.557600816</dc:date>
    <meta:document-statistic meta:table-count="0" meta:image-count="0" meta:object-count="0" meta:page-count="1" meta:paragraph-count="23" meta:word-count="90" meta:character-count="744" meta:non-whitespace-character-count="469"/>
    <meta:generator>LibreOffice/4.2.8.2$Linux_x86 LibreOffice_project/420m0$Build-2</meta:generator>
  </office:meta>
</office:document-meta>
</file>